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RS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S.setHotelAvailRoomStay( HotelAvailRoomStayDTO hotelAvailRoomSt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S.getHotelAvailRoomSt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_6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otelAvailRoomStayDTO.getRoomSta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elAvailRoomStayDTO.setRoomStays( List &lt; AvailRoomStayDTO &gt; roomSt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SpitFire_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S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